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Mono" fo:font-size="72pt" fo:font-weight="bold" officeooo:rsid="0007010f" officeooo:paragraph-rsid="0007010f" style:font-size-asian="63pt" style:font-weight-asian="bold" style:font-size-complex="7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72pt" fo:font-weight="bold" officeooo:rsid="0007010f" officeooo:paragraph-rsid="0007010f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Mono" fo:font-size="24pt" fo:font-weight="bold" officeooo:rsid="00082dad" officeooo:paragraph-rsid="00082dad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Mono" fo:font-size="48pt" fo:font-weight="bold" officeooo:rsid="0007010f" officeooo:paragraph-rsid="0007010f" style:font-size-asian="48pt" style:font-weight-asian="bold" style:font-size-complex="4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Rotating</text:p>
      <text:p text:style-name="P1">Compost Bin</text:p>
      <text:p text:style-name="P1">Builder Notes</text:p>
      <text:p text:style-name="P1"/>
      <text:p text:style-name="P4">August 2020</text:p>
      <text:p text:style-name="P1"/>
      <text:p text:style-name="P3">K.W.Melvin &amp; C.G.Melv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5:00:17.905938388</meta:creation-date>
    <dc:date>2020-08-16T11:24:38.551201473</dc:date>
    <meta:editing-duration>PT4M3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5" meta:word-count="10" meta:character-count="66" meta:non-whitespace-character-count="61"/>
  </office:meta>
</office:document-meta>
</file>